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1"/>
    </style:style>
    <style:style style:name="T3" style:family="text">
      <style:text-properties style:text-line-through-style="solid" style:font-name="Times New Roman1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font-name="Times New Roman1"/>
    </style:style>
    <style:style style:name="T6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9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84]</text:p>
      <text:p text:style-name="P2">Month<text:tab/><text:tab/><text:tab/><text:tab/><text:tab/><text:tab/></text:p>
      <text:p text:style-name="P2">Year<text:tab/><text:tab/><text:tab/><text:tab/><text:tab/><text:tab/>[1884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eyer Gan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"When a member of an association dies, all his surviving/ associates should mourn." <text:s/>This Talmudical sentence has/ an obvious illustration on the <text:span text:style-name="T1">sad</text:span><text:span text:style-name="T4"> melancholy occasion which has/ drawn us together. <text:s/>I deplore a void suddenly created in/ the body under my spiritual ministration; its tem-/-poral directors bewail the absence of a colleague, who/ labored with them in the interest of the same religious/ organization. <text:s/>For Meyer Gans, besides contributing to the/ maintenance of the Congregation "Mikv</text:span><text:span text:style-name="T5">é Israel" and per-/-sonally increasing the numerical strength of its synago-/-gue worshippers[sic!], served for a long period on the Board/ of Adjunta, or administrators. <text:s/>As the position repeatedly/ offered, and as frequently accepted brought its occupant/ no material advantage, but it rather entailed exertions, and at times/ </text:span><text:span text:style-name="T2">anxious</text:span><text:span text:style-name="T5"> lively concern, it is natural that the </text:span><text:span text:style-name="T2">absence</text:span><text:span text:style-name="T5"> loss of him who/ held the office should be deeply felt. <text:s/>Therefore myself/ and those to whose guardianship the welfare of a holy/ and ancient institution of Philadelphia has been com-/-mitted, have just motives to lament./</text:span></text:p>
      <text:p text:style-name="P5"><text:span text:style-name="T5">But the </text:span><text:span text:style-name="T2">sorrow</text:span><text:span text:style-name="T5"> regret we experience</text:span><text:span text:style-name="T2">d</text:span><text:span text:style-name="T5">, if weighed in the balance/</text:span></text:p>
      <text:p text:style-name="P5"><text:span text:style-name="T5"/></text:p>
      <text:p text:style-name="P5"><text:span text:style-name="T5">[Page 2]</text:span></text:p>
      <text:p text:style-name="P5"><text:span text:style-name="T5">together with that of the family of our deceased coreligionist,/ would be light beyond comparison. <text:s/>Like one </text:span><text:span text:style-name="T2">crushed</text:span><text:span text:style-name="T5"> stunned/ by a </text:span><text:span text:style-name="T2">stunning</text:span><text:span text:style-name="T5"> severe blow, so is the wife of Meyer Gans over-/-powered. <text:s/>She cannot realize </text:span><text:span text:style-name="T2">her bereavement useful</text:span><text:span text:style-name="T5"> the sad transition, the/ quick departure, </text:span><text:span text:style-name="T2">of her husband and</text:span><text:span text:style-name="T5"> her widowhood./ <text:s/>Her grief must be profound, nor will the thought that/ other women have suffered an equal loss and have had/ less means at their command, be a comfort to her in her/ present distress. <text:s/>For </text:span><text:soft-page-break/><text:span text:style-name="T5">when the heart bleeds, </text:span><text:span text:style-name="T2">different</text:span><text:span text:style-name="T5"> ap-/pliances </text:span><text:span text:style-name="T2">than</text:span><text:span text:style-name="T5"> very different form the cold </text:span><text:span text:style-name="T2">consideration of riches</text:span><text:span text:style-name="T5"> representations of heaped up gold must be/ sought after. <text:s/>I would not stand here in the name/ of our faith, if I imagined that the deepest of human/ emotions, proving our elevation above materialism, can/ be overcome by the sight of </text:span><text:span text:style-name="T2">gold accumulated</text:span><text:span text:style-name="T5"> riches. <text:s/>No: our sorrows/ are sanctified, because they speak the language of/ the soul, spiritual, pure, ethereal./</text:span></text:p>
      <text:p text:style-name="P5"><text:span text:style-name="T5">The appliances by which to alleviate the pains of a/ wife bereft of her life companion, are in this/ instance ready at hand. <text:s/></text:span><text:span text:style-name="T2">Her</text:span><text:span text:style-name="T5"> </text:span><text:span text:style-name="T6">Sons and daughters</text:span><text:span text:style-name="T7">/ must become </text:span><text:span text:style-name="T3">her</text:span><text:span text:style-name="T7"> a soothing balm. <text:s/>I am not ignorant/ of the obligations, which necessarily hinder some of/ her children from bestowing upon their mother undivided/ </text:span></text:p>
      <text:p text:style-name="P5"><text:span text:style-name="T7"/></text:p>
      <text:p text:style-name="P5"><text:span text:style-name="T7">[Page 3]</text:span></text:p>
      <text:p text:style-name="P5"><text:span text:style-name="T7">attention, but others can yet devote themselves with/ singleness of </text:span><text:span text:style-name="T3">mind</text:span><text:span text:style-name="T7"> purpose to the furtherance of her happiness./ <text:s/>Their married sisters </text:span><text:span text:style-name="T3">may</text:span><text:span text:style-name="T7"> will help to temper the bitterness/ of the separation which death has occasioned; they/ that are single must sweeten the widow's exist-/-ance. <text:s/>Upon them I chiefly call at this solemn hour/ and them I adjure by every memory, which is sacred/ and by our belief which is Divine, to rise equal to/ their </text:span><text:span text:style-name="T3">obligations</text:span><text:span text:style-name="T7"> duty and perform it in a manner which will/ ennoble their own existence. <text:s/>Whatever may have/ savored heretofore of worldliness and juvenile indiscre-/-tion must henceforth change into seriousness and/ manliness. <text:s/>Such is the ordinance of Him who/ has promised lasting rewards to filial devotion. <text:s/></text:span><text:span text:style-name="T3">Un-</text:span><text:span text:style-name="T7"> In accord/ </text:span><text:span text:style-name="T3">-fortunate to</text:span><text:span text:style-name="T7"> -ance with their age and their station must be/ the endeavours of the offspring of Meyer Gans/ to win for his </text:span><text:span text:style-name="T3">widow</text:span><text:span text:style-name="T7"> [?] enduring consolations./</text:span></text:p>
      <text:p text:style-name="P5"><text:span text:style-name="T7">My prayers are for her, and for all the mourners/ that they may be sustained in their affliction by/ mutual affection, by union and peace. <text:s/>May/ he who has </text:span><text:span text:style-name="T3">very nigh</text:span><text:span text:style-name="T7"> reached the four score years/ indicative of </text:span><text:span text:style-name="T3">strength</text:span><text:span text:style-name="T7"> exceptional vigour, and who is distressed at the/</text:span></text:p>
      <text:p text:style-name="P5"><text:span text:style-name="T7"/></text:p>
      <text:p text:style-name="P5"><text:span text:style-name="T7">[Page 4]</text:span></text:p>
      <text:p text:style-name="P5"><text:span text:style-name="T7">demise of his younger brother, be not enfeebled/ by the trial, but receive from the source of power/ fresher </text:span><text:span text:style-name="T3">vigour</text:span><text:span text:style-name="T7"> strength to bestow it on works of </text:span><text:span text:style-name="T3">beneficence</text:span><text:span text:style-name="T7"> charity./ <text:s/>May all who will miss Meyer Gans in their/ domestic circles, or in their communal, beneficial, or social </text:span><text:span text:style-name="T3">companionship</text:span><text:span text:style-name="T7"> intercourse/ be </text:span><text:span text:style-name="T3">gladdened</text:span><text:span text:style-name="T7"> cheered by the soul </text:span><text:span text:style-name="T3">rejoicing</text:span><text:span text:style-name="T7"> gladdening doctrine that/ death holds the golden keys opening to God's creatures/ the portals of a celestial Eden. <text:s/>May the congrega-/-tion affected in its temporal and religious condition/ by this </text:span><text:span text:style-name="T3">demise</text:span><text:span text:style-name="T7"> decease, and by departures unhappily occurs in quick/ succession, find in the survivors equivalent supporters/ and strenuous upholders. <text:s/>And for our dead brother/ I beseech Thee O Father of mercy! <text:s/>Grant </text:span><text:span text:style-name="T3">O Lord</text:span><text:span text:style-name="T7"> that/ the accusations of sin may not silence the pleadings/ of virtue</text:span><text:span text:style-name="T3">s</text:span><text:span text:style-name="T7">. <text:s/>Let O Lord! the sentence now issuing from Thy tri-/-bunal be eternal deliverance, and a command to an-/-gelic beings to convey the soul of Thy servant/ </text:span><text:span text:style-name="T3">in</text:span><text:span text:style-name="T7">to the realms of unalloyed bliss, amid the/ association of the righteous and the saints. <text:s/>So/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5:20:57.58</meta:creation-date>
    <dc:date>2012-10-10T15:45:17.51</dc:date>
    <dc:creator>Penn Libraries</dc:creator>
    <meta:editing-duration>PT00H09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938" meta:character-count="6066"/>
  </office:meta>
</office:document-meta>
</file>